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nb" fo:country="NO"/>
    </style:style>
    <style:style style:name="P3" style:parent-style-name="Normal" style:family="paragraph">
      <style:text-properties fo:language="nb" fo:country="NO"/>
    </style:style>
    <style:style style:name="T4" style:parent-style-name="DefaultParagraphFont" style:family="text">
      <style:text-properties fo:language="nb" fo:country="NO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Oppgave 1</text:p>
      <text:p text:style-name="P2">Forskjellen er at det star elif (else if).</text:p>
      <text:p text:style-name="P3">Oppgave 2</text:p>
      <text:p text:style-name="Normal"><text:span text:style-name="T4"><draw:frame draw:style-name="a0" draw:name="Picture 1" text:anchor-type="as-char" svg:x="0in" svg:y="0in" svg:width="6.5in" svg:height="4.20069in" style:rel-width="scale" style:rel-height="scale"><draw:image xlink:href="media/image1.png" xlink:type="simple" xlink:show="embed" xlink:actuate="onLoad"/><svg:title/><svg:desc>A screenshot of a computer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nhild Irene Melum Lien</meta:initial-creator>
    <dc:creator>Gunhild Irene Melum Lien</dc:creator>
    <meta:creation-date>2023-08-29T08:13:00Z</meta:creation-date>
    <dc:date>2023-08-29T09:12:00Z</dc:date>
    <meta:template xlink:href="Normal" xlink:type="simple"/>
    <meta:editing-cycles>1</meta:editing-cycles>
    <meta:editing-duration>PT3540S</meta:editing-duration>
    <meta:document-statistic meta:page-count="1" meta:paragraph-count="1" meta:word-count="9" meta:character-count="64" meta:row-count="1" meta:non-whitespace-character-count="56"/>
  </office:meta>
</office:document-meta>
</file>